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valeur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00">
            <text:p>306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976">
            <text:p>1897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00">
            <text:p>11900</text:p>
          </table:table-cell>
          <table:table-cell/>
          <table:table-cell>
            <draw:frame table:end-cell-address="Feuille1.G20" table:end-x="1.451cm" table:end-y="0.382cm" draw:z-index="0" draw:style-name="gr1" svg:width="8.011cm" svg:height="7.004cm" svg:x="0.214cm" svg:y="0.238cm">
              <draw:object draw:notify-on-update-of-ranges="Feuille1.B2:Feuille1.B9 Feuille1.A2:Feuille1.A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40">
            <text:p>864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50">
            <text:p>675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312">
            <text:p>531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320">
            <text:p>432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28">
            <text:p>3728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2:Feuille1.B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12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0T12:00:35</meta:creation-date>
    <dc:date>2010-05-10T12:23:34</dc:date>
    <meta:editing-duration>PT00H07M48S</meta:editing-duration>
    <meta:editing-cycles>1</meta:editing-cycles>
    <meta:document-statistic meta:table-count="3" meta:cell-count="18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12cm" svg:height="7.005cm" xlink:href=".." chart:class="chart:scatter" chart:column-mapping="1 0" chart:style-name="ch1">
        <chart:legend chart:legend-position="end" svg:x="5.72cm" svg:y="2.361cm" chart:style-name="ch2"/>
        <chart:plot-area chart:style-name="ch3" table:cell-range-address="Feuille1.A2:Feuille1.B9" svg:x="0.04cm" svg:y="0.162cm" svg:width="5.395cm" svg:height="6.58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9" chart:class="chart:scatter">
            <chart:domain table:cell-range-address="Feuille1.B2:Feuille1.B9"/>
            <chart:regression-curve chart:style-name="ch7">
              <chart:equation chart:display-r-square="true" svg:x="3.764cm" svg:y="1.255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00">
                <text:p text:id="Feuille1.B2:Feuille1.B9">30600</text:p>
              </table:table-cell>
              <table:table-cell office:value-type="float" office:value="5">
                <text:p text:id="Feuille1.A2:Feuille1.A9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76">
                <text:p>18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00">
                <text:p>119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40">
                <text:p>86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0">
                <text:p>6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2">
                <text:p>53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">
                <text:p>4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8">
                <text:p>37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